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KRAINE</text:p>
      <text:p text:style-name="P1"/>
      <text:p text:style-name="P1">Started writing on 5 March 2025. Ukraine ,Russia and the USA are over all the news channels, the internet and every political and religious pundit that exists. A billion and one different opinions. Surely it is impossible to come to any decisions concerning this mess? There is no place to get accurate information. All lie …..there is no way of ascertaining what is truth and what is not. All attribute motives to all the key players with really knowing what indeed their true motives are, they project perhaps their own feelings onto others...it used to be called “projection” in psychological terms. Ie one attributes to ones adversaries the character traits one has ….because it is easier to blame others that change oneself. </text:p>
      <text:p text:style-name="P1">Where does one get ones vantage point. Why was Putin “wrong” to do what he did? If indeed he did what was alleged? Why was Trump and Vance allegedly “wrong” to “bully” the President of Ukraine. “Wrong” according to who or whom? Who can actually say what has actually in reality gone on? Faulty diagnosis is equal to a faulty solution. Years ago in the manufacturing industry there used to be something called a “Root Cause Analysis”(RCA). What is the root cause of the conflict in Ukraine? Who knows? Who really knows?</text:p>
      <text:p text:style-name="P1"/>
      <text:p text:style-name="P1">If one accepts the Bible as the very Word of the Creator of the Universe then James 4 informs us of the Creators analysis</text:p>
      <text:p text:style-name="P1"/>
      <text:p text:style-name="P1">​<text:span text:style-name="T1">1</text:span> Where do wars and fights come from among you? Do they not come from your desires for pleasure that war in your members? <text:span text:style-name="T1">2</text:span> You lust and do not have. You murder and covet and cannot obtain. You fight and war. Yet you do not have because you do not ask. <text:span text:style-name="T1">3</text:span> You ask and do not receive, because you ask amiss, that you may spend it on your pleasures. <text:span text:style-name="T1">4</text:span> Adulterers and adulteresses! Do you not know that friendship with the world is enmity with God? <text:soft-page-break/>Whoever therefore wants to be a friend of the world makes himself an enemy of God. <text:span text:style-name="T1">5</text:span> Or do you think that the Scripture says in vain, “The Spirit who dwells in us yearns jealously”? <text:span text:style-name="T1">6</text:span> But He gives more grace. Therefore He says: “God resists the proud, But gives grace to the humble.” James 4:1-6</text:p>
      <text:p text:style-name="P1"/>
      <text:p text:style-name="P1">From this perspective all are guilty before the Creator. The RCA for this and all problems is sin. And according to the Christians the solution to the sin problem is the shed blood of the Lord Jesus Christ. Putin is wrong. Zylenski is wrong. Trump is wrong. Zylenski cannot fight this war without Amerikan military equipment. It looks like only Amerika can enforce its opinions. In other words might is right. </text:p>
      <text:p text:style-name="P1"/>
      <text:p text:style-name="P1"><text:span text:style-name="T1">31</text:span> The horse is prepared for the day of battle, But deliverance is of the LORD. Proverbs 21:31</text:p>
      <text:p text:style-name="P1"/>
      <text:p text:style-name="P1"><text:span text:style-name="T1">11</text:span> I returned and saw under the sun that— The race is not to the swift, Nor the battle to the strong, Nor bread to the wise, Nor riches to men of understanding, Nor favor to men of skill; But time and chance happen to them all. <text:span text:style-name="T1">12</text:span> For man also does not know his time: Like fish taken in a cruel net, Like birds caught in a snare, So the sons of men are snared in an evil time, When it falls suddenly upon them. Ecclesiastes 9:11-12</text:p>
      <text:p text:style-name="P1"/>
      <text:p text:style-name="P1">But it sure seems like victory in battle and wealth goes to the strong. But then does/did Ukraine have the favour of G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05T11:35:24.29</meta:creation-date>
    <dc:date>2025-03-05T12:30:27.54</dc:date>
    <meta:editing-duration>PT39M52S</meta:editing-duration>
    <meta:editing-cycles>2</meta:editing-cycles>
    <meta:generator>OpenOffice/4.1.15$Win32 OpenOffice.org_project/4115m2$Build-9813</meta:generator>
    <meta:document-statistic meta:table-count="0" meta:image-count="0" meta:object-count="0" meta:page-count="2" meta:paragraph-count="9" meta:word-count="583" meta:character-count="3174"/>
  </office:meta>
</office:document-meta>
</file>